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none" svg:stroke-color="#000000" draw:fill="none" draw:fill-color="#ffffff" draw:auto-grow-width="true" fo:min-height="1.655cm" fo:min-width="14.422cm"/>
    </style:style>
    <style:style style:name="gr2" style:family="graphic" style:parent-style-name="standard" style:list-style-name="L1">
      <style:graphic-properties draw:stroke="none" svg:stroke-color="#000000" draw:fill="none" draw:fill-color="#ffffff" draw:auto-grow-width="true" fo:min-height="6.451cm" fo:min-width="16.01cm"/>
    </style:style>
    <style:style style:name="gr3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2" style:family="paragraph">
      <style:paragraph-properties fo:margin-left="0.635cm" fo:margin-right="0cm" fo:margin-top="0cm" fo:margin-bottom="0cm" fo:text-indent="-0.61cm">
        <style:tab-stops/>
      </style:paragraph-properties>
      <style:text-properties fo:font-size="8pt"/>
    </style:style>
    <style:style style:name="P3" style:family="paragraph">
      <style:paragraph-properties fo:text-align="center"/>
    </style:style>
    <style:style style:name="T1" style:family="text">
      <style:text-properties fo:font-family="'Courier New'" style:font-family-generic="modern" style:font-pitch="fixed" fo:font-size="8pt"/>
    </style:style>
    <style:style style:name="T2" style:family="text">
      <style:text-properties fo:font-family="'Courier New'" style:font-family-generic="modern" style:font-pitch="fixed" fo:font-size="8pt" fo:font-weight="bold"/>
    </style:style>
    <text:list-style style:name="L1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551cm" svg:height="5.081cm" svg:x="-0.078cm" svg:y="0.145cm">
          <draw:text-box>
            <text:p text:style-name="P1"><text:span text:style-name="T1">&lt;XCEDE xmlns="http://www.xcede.org/xcede-2"</text:span></text:p>
            <text:p text:style-name="P1"><text:span text:style-name="T1"><text:s text:c="2"/></text:span><text:span text:style-name="T1">xmlns:xsi="http://www.w3.org/2001/XMLSchema-instance" &gt;</text:span></text:p>
            <text:p text:style-name="P1"><text:span text:style-name="T1"><text:s text:c="2"/></text:span><text:span text:style-name="T1">&lt;acquisition ID="MR" projectID="A" subjectID="1" visitID="1" studyID="MR" episodeID="T1"&gt;</text:span></text:p>
            <text:p text:style-name="P1"><text:span text:style-name="T1"><text:s text:c="4"/></text:span><text:span text:style-name="T1">&lt;acquisitionInfo xsi:type="mrAcquisitionInfo_t"&gt;</text:span></text:p>
            <text:p text:style-name="P1"><text:span text:style-name="T1"><text:s text:c="6"/></text:span><text:span text:style-name="T1">&lt;scanner&gt;</text:span></text:p>
            <text:p text:style-name="P1"><text:span text:style-name="T1"><text:s text:c="8"/></text:span><text:span text:style-name="T1">&lt;manufacturer&gt;GE&lt;/manufacturer&gt;</text:span></text:p>
            <text:p text:style-name="P1"><text:span text:style-name="T1"><text:s text:c="6"/></text:span><text:span text:style-name="T1">&lt;/scanner&gt;</text:span></text:p>
            <text:p text:style-name="P1"><text:span text:style-name="T1"><text:s text:c="6"/></text:span><text:span text:style-name="T1">&lt;sliceThickness&gt;4&lt;/sliceThickness&gt;</text:span></text:p>
            <text:p text:style-name="P1"><text:span text:style-name="T1"><text:s text:c="6"/></text:span><text:span text:style-name="T1">&lt;tr&gt;2000&lt;/tr&gt;</text:span></text:p>
            <text:p text:style-name="P1"><text:span text:style-name="T1"><text:s text:c="6"/></text:span><text:span text:style-name="T1">&lt;te&gt;6&lt;/te&gt;</text:span></text:p>
            <text:p text:style-name="P1"><text:span text:style-name="T1"><text:s text:c="6"/></text:span><text:span text:style-name="T1">&lt;fieldStrength&gt;4&lt;/fieldStrength&gt;</text:span></text:p>
            <text:p text:style-name="P1"><text:span text:style-name="T1"><text:s text:c="6"/></text:span><text:span text:style-name="T1">&lt;!-- ... --&gt;</text:span></text:p>
            <text:p text:style-name="P1"><text:span text:style-name="T1"><text:s text:c="4"/></text:span><text:span text:style-name="T1">&lt;/acquisitionInfo&gt;</text:span></text:p>
            <text:p text:style-name="P1"><text:span text:style-name="T1"><text:s text:c="2"/></text:span><text:span text:style-name="T1">&lt;/acquisition&gt;</text:span></text:p>
            <text:p text:style-name="P1"><text:span text:style-name="T1">&lt;/XCEDE&gt;</text:span></text:p>
          </draw:text-box>
        </draw:frame>
        <draw:frame draw:style-name="gr2" draw:text-style-name="P2" draw:layer="layout" svg:width="16.51cm" svg:height="6.701cm" svg:x="-0.128cm" svg:y="5.346cm">
          <draw:text-box>
            <text:p text:style-name="P1"><text:span text:style-name="T1">&lt;XCEDE xmlns="http://www.xcede.org/xcede-2"</text:span></text:p>
            <text:p text:style-name="P1"><text:span text:style-name="T1"><text:s text:c="2"/></text:span><text:span text:style-name="T1">xmlns:xsi="http://www.w3.org/2001/XMLSchema-instance" &gt;</text:span></text:p>
            <text:p text:style-name="P1"><text:span text:style-name="T1"><text:s text:c="2"/></text:span><text:span text:style-name="T1">&lt;acquisition ID="MR" projectID="A" subjectID="1" visitID="1" studyID="MR" episodeID="T1"&gt;</text:span></text:p>
            <text:p text:style-name="P1"><text:span text:style-name="T1"><text:s text:c="4"/></text:span><text:span text:style-name="T1">&lt;acquisitionInfo xsi:type="mrAcquisitionInfo_t"&gt;</text:span></text:p>
            <text:p text:style-name="P1"><text:span text:style-name="T1"><text:s text:c="6"/></text:span><text:span text:style-name="T1">&lt;scanner&gt;</text:span></text:p>
            <text:p text:style-name="P1"><text:span text:style-name="T1"><text:s text:c="8"/></text:span><text:span text:style-name="T1">&lt;manufacturer preferredLabel=”</text:span><text:span text:style-name="T2">Manufacturer</text:span><text:span text:style-name="T1">” nomenclature=”</text:span><text:span text:style-name="T2">DICOM</text:span><text:span text:style-name="T1">”</text:span></text:p>
            <text:p text:style-name="P1"><text:span text:style-name="T1"><text:s text:c="12"/></text:span><text:span text:style-name="T1">termID=”</text:span><text:span text:style-name="T2">0028,0010</text:span><text:span text:style-name="T1">” termPath=”</text:span><text:span text:style-name="T2">GeneralEquipment:Manufacturer</text:span><text:span text:style-name="T1">”&gt;GE&lt;/manufacturer&gt;</text:span></text:p>
            <text:p text:style-name="P1"><text:span text:style-name="T1"><text:s text:c="6"/></text:span><text:span text:style-name="T1">&lt;/scanner&gt;</text:span></text:p>
            <text:p text:style-name="P1"><text:span text:style-name="T1"><text:s text:c="6"/></text:span><text:span text:style-name="T1">&lt;sliceThickness preferredLabel=”</text:span><text:span text:style-name="T2">Slice Thickness</text:span><text:span text:style-name="T1">” nomenclature=”</text:span><text:span text:style-name="T2">DICOM</text:span><text:span text:style-name="T1">”</text:span></text:p>
            <text:p text:style-name="P1"><text:span text:style-name="T1"><text:s text:c="10"/></text:span><text:span text:style-name="T1">termID=”</text:span><text:span text:style-name="T2">0018,0050</text:span><text:span text:style-name="T1">” termPath=”</text:span><text:span text:style-name="T2">Image Plane:Slice Thickness</text:span><text:span text:style-name="T1">”&gt;4&lt;/sliceThickness&gt;</text:span></text:p>
            <text:p text:style-name="P1"><text:span text:style-name="T1"><text:s text:c="6"/></text:span><text:span text:style-name="T1">&lt;tr preferredLabel=”</text:span><text:span text:style-name="T2">Repetition Time</text:span><text:span text:style-name="T1">” nomenclature=”</text:span><text:span text:style-name="T2">DICOM</text:span><text:span text:style-name="T1">”</text:span></text:p>
            <text:p text:style-name="P1"><text:span text:style-name="T1"><text:s text:c="10"/></text:span><text:span text:style-name="T1">termID=”</text:span><text:span text:style-name="T2">0018,0080</text:span><text:span text:style-name="T1">” termPath=”</text:span><text:span text:style-name="T2">MR Image:Repetition Time</text:span><text:span text:style-name="T1">”&gt;2000&lt;/tr&gt;</text:span></text:p>
            <text:p text:style-name="P1"><text:span text:style-name="T1"><text:s text:c="6"/></text:span><text:span text:style-name="T1">&lt;te preferredLabel=”</text:span><text:span text:style-name="T2">Echo Time</text:span><text:span text:style-name="T1">” nomenclature=”</text:span><text:span text:style-name="T2">DICOM</text:span><text:span text:style-name="T1">”</text:span></text:p>
            <text:p text:style-name="P1"><text:span text:style-name="T1"><text:s text:c="10"/></text:span><text:span text:style-name="T1">termID=”</text:span><text:span text:style-name="T2">0018,0081</text:span><text:span text:style-name="T1">” termPath=”</text:span><text:span text:style-name="T2">MR Image:Echo Time</text:span><text:span text:style-name="T1">”&gt;6&lt;/te&gt;</text:span></text:p>
            <text:p text:style-name="P1"><text:span text:style-name="T1"><text:s text:c="6"/></text:span><text:span text:style-name="T1">&lt;fieldStrength preferredLabel=”</text:span><text:span text:style-name="T2">Magnetic Field Strength</text:span><text:span text:style-name="T1">” nomenclature=”</text:span><text:span text:style-name="T2">DICOM</text:span><text:span text:style-name="T1">”</text:span></text:p>
            <text:p text:style-name="P1"><text:span text:style-name="T1"><text:s text:c="10"/></text:span><text:span text:style-name="T1">termID=”</text:span><text:span text:style-name="T2">0018,0087</text:span><text:span text:style-name="T1">” termPath=”</text:span><text:span text:style-name="T2">MR Image:Magnetic Field Strength</text:span><text:span text:style-name="T1">”&gt;4&lt;/fieldStrength&gt;</text:span></text:p>
            <text:p text:style-name="P1"><text:span text:style-name="T1"><text:s text:c="6"/></text:span><text:span text:style-name="T1">&lt;!-- ... --&gt;</text:span></text:p>
            <text:p text:style-name="P1"><text:span text:style-name="T1"><text:s text:c="4"/></text:span><text:span text:style-name="T1">&lt;/acquisitionInfo&gt;</text:span></text:p>
            <text:p text:style-name="P1"><text:span text:style-name="T1"><text:s text:c="2"/></text:span><text:span text:style-name="T1">&lt;/acquisition&gt;</text:span></text:p>
            <text:p text:style-name="P1"><text:span text:style-name="T1">&lt;/XCEDE&gt;</text:span></text:p>
          </draw:text-box>
        </draw:frame>
        <draw:line draw:style-name="gr3" draw:text-style-name="P3" draw:layer="layout" svg:x1="0cm" svg:y1="5.297cm" svg:x2="16.51cm" svg:y2="5.2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6.51cm" fo:page-height="12.06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4T11:01:42</meta:creation-date>
    <dc:date>2008-04-25T14:50:13</dc:date>
    <dc:language>en-US</dc:language>
    <meta:editing-cycles>28</meta:editing-cycles>
    <meta:editing-duration>PT4H32M46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